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1"/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4" table:default-cell-style-name="ce5"/>
        <table:table-column table:style-name="co1" table:number-columns-repeated="2" table:default-cell-style-name="ce3"/>
        <table:table-column table:style-name="co1" table:number-columns-repeated="4" table:default-cell-style-name="ce5"/>
        <table:table-column table:style-name="co1" table:number-columns-repeated="4" table:default-cell-style-name="Default"/>
        <table:table-row table:style-name="ro1">
          <table:table-cell/>
          <table:table-cell table:style-name="ce1" office:value-type="string" calcext:value-type="string" table:number-columns-spanned="6" table:number-rows-spanned="1">
            <text:p>Linear</text:p>
          </table:table-cell>
          <table:covered-table-cell table:number-columns-repeated="5" table:style-name="ce4"/>
          <table:table-cell table:style-name="ce1" office:value-type="string" calcext:value-type="string" table:number-columns-spanned="6" table:number-rows-spanned="1">
            <text:p>Quadratic</text:p>
          </table:table-cell>
          <table:covered-table-cell table:number-columns-repeated="5" table:style-name="Default"/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E2</text:p>
          </table:table-cell>
          <table:table-cell table:style-name="ce2" office:value-type="string" calcext:value-type="string">
            <text:p>E1 p(1/N)</text:p>
          </table:table-cell>
          <table:table-cell table:style-name="ce2" office:value-type="string" calcext:value-type="string">
            <text:p>E2 p(1/N)</text:p>
          </table:table-cell>
          <table:table-cell table:style-name="ce2" office:value-type="string" calcext:value-type="string">
            <text:p>E1 p(1/DoFs)</text:p>
          </table:table-cell>
          <table:table-cell table:style-name="ce2" office:value-type="string" calcext:value-type="string">
            <text:p>E2 p(1/DoFs)</text:p>
          </table:table-cell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E2</text:p>
          </table:table-cell>
          <table:table-cell table:style-name="ce2" office:value-type="string" calcext:value-type="string">
            <text:p>E1 p(1/N)</text:p>
          </table:table-cell>
          <table:table-cell table:style-name="ce2" office:value-type="string" calcext:value-type="string">
            <text:p>E2 p(1/N)</text:p>
          </table:table-cell>
          <table:table-cell table:style-name="ce2" office:value-type="string" calcext:value-type="string">
            <text:p>E1 p(1/DoFs)</text:p>
          </table:table-cell>
          <table:table-cell table:style-name="ce2" office:value-type="string" calcext:value-type="string">
            <text:p>E2 p(1/DoFs)</text:p>
          </table:table-cell>
          <table:table-cell table:number-columns-repeated="2"/>
          <table:table-cell office:value-type="string" calcext:value-type="string">
            <text:p>N+1</text:p>
          </table:table-cell>
          <table:table-cell office:value-type="string" calcext:value-type="string">
            <text:p>2*N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25" calcext:value-type="float">
            <text:p>3.25E-01</text:p>
          </table:table-cell>
          <table:table-cell office:value-type="float" office:value="0.365" calcext:value-type="float">
            <text:p>3.65E-01</text:p>
          </table:table-cell>
          <table:table-cell table:style-name="Default" table:number-columns-repeated="4"/>
          <table:table-cell office:value-type="float" office:value="0.162" calcext:value-type="float">
            <text:p>1.62E-01</text:p>
          </table:table-cell>
          <table:table-cell office:value-type="float" office:value="0.187" calcext:value-type="float">
            <text:p>1.87E-01</text:p>
          </table:table-cell>
          <table:table-cell table:style-name="Default" table:number-columns-repeated="4"/>
          <table:table-cell table:number-columns-repeated="2"/>
          <table:table-cell table:formula="of:=[.A3]+1" office:value-type="float" office:value="3" calcext:value-type="float">
            <text:p>3</text:p>
          </table:table-cell>
          <table:table-cell table:formula="of:=2*[.A3]+1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855" calcext:value-type="float">
            <text:p>8.55E-02</text:p>
          </table:table-cell>
          <table:table-cell office:value-type="float" office:value="0.0981" calcext:value-type="float">
            <text:p>9.81E-02</text:p>
          </table:table-cell>
          <table:table-cell table:formula="of:=LOG([.B3]/[.B4]; [.A4]/[.A3])" office:value-type="float" office:value="1.92644339302992" calcext:value-type="float">
            <text:p>1.93</text:p>
          </table:table-cell>
          <table:table-cell table:formula="of:=LOG([.C3]/[.C4]; [.A4]/[.A3])" office:value-type="float" office:value="1.8955714224355" calcext:value-type="float">
            <text:p>1.90</text:p>
          </table:table-cell>
          <table:table-cell table:formula="of:=LOG([.B3]/[.B4]; [.P4]/[.P3])" office:value-type="float" office:value="2.61402080135026" calcext:value-type="float">
            <text:p>2.61</text:p>
          </table:table-cell>
          <table:table-cell table:formula="of:=LOG([.C3]/[.C4]; [.P4]/[.P3])" office:value-type="float" office:value="2.57213014751405" calcext:value-type="float">
            <text:p>2.57</text:p>
          </table:table-cell>
          <table:table-cell office:value-type="float" office:value="0.0412" calcext:value-type="float">
            <text:p>4.12E-02</text:p>
          </table:table-cell>
          <table:table-cell office:value-type="float" office:value="0.0491" calcext:value-type="float">
            <text:p>4.91E-02</text:p>
          </table:table-cell>
          <table:table-cell table:formula="of:=LOG([.H3]/[.H4]; [.A4]/[.A3])" office:value-type="float" office:value="1.97527757058877" calcext:value-type="float">
            <text:p>1.98</text:p>
          </table:table-cell>
          <table:table-cell table:formula="of:=LOG([.I3]/[.I4]; [.A4]/[.A3])" office:value-type="float" office:value="1.92924334046031" calcext:value-type="float">
            <text:p>1.93</text:p>
          </table:table-cell>
          <table:table-cell table:formula="of:=LOG([.H3]/[.H4]; [.Q4]/[.Q3])" office:value-type="float" office:value="2.32934525505934" calcext:value-type="float">
            <text:p>2.33</text:p>
          </table:table-cell>
          <table:table-cell table:formula="of:=LOG([.I3]/[.I4]; [.Q4]/[.Q3])" office:value-type="float" office:value="2.27505940829195" calcext:value-type="float">
            <text:p>2.28</text:p>
          </table:table-cell>
          <table:table-cell table:number-columns-repeated="2"/>
          <table:table-cell table:formula="of:=[.A4]+1" office:value-type="float" office:value="5" calcext:value-type="float">
            <text:p>5</text:p>
          </table:table-cell>
          <table:table-cell table:formula="of:=2*[.A4]+1"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8" calcext:value-type="float">
            <text:p>3.80E-02</text:p>
          </table:table-cell>
          <table:table-cell office:value-type="float" office:value="0.0438" calcext:value-type="float">
            <text:p>4.38E-02</text:p>
          </table:table-cell>
          <table:table-cell table:formula="of:=LOG([.B4]/[.B5]; [.A5]/[.A4])" office:value-type="float" office:value="1.16992500144231" calcext:value-type="float">
            <text:p>1.17</text:p>
          </table:table-cell>
          <table:table-cell table:formula="of:=LOG([.C4]/[.C5]; [.A5]/[.A4])" office:value-type="float" office:value="1.16332226661807" calcext:value-type="float">
            <text:p>1.16</text:p>
          </table:table-cell>
          <table:table-cell table:formula="of:=LOG([.B4]/[.B5]; [.P5]/[.P4])" office:value-type="float" office:value="1.37963357224405" calcext:value-type="float">
            <text:p>1.38</text:p>
          </table:table-cell>
          <table:table-cell table:formula="of:=LOG([.C4]/[.C5]; [.P5]/[.P4])" office:value-type="float" office:value="1.37184729994376" calcext:value-type="float">
            <text:p>1.37</text:p>
          </table:table-cell>
          <table:table-cell office:value-type="float" office:value="0.00967" calcext:value-type="float">
            <text:p>9.67E-03</text:p>
          </table:table-cell>
          <table:table-cell office:value-type="float" office:value="0.0121" calcext:value-type="float">
            <text:p>1.21E-02</text:p>
          </table:table-cell>
          <table:table-cell table:formula="of:=LOG([.H4]/[.H5]; [.A5]/[.A4])" office:value-type="float" office:value="2.09105654259374" calcext:value-type="float">
            <text:p>2.09</text:p>
          </table:table-cell>
          <table:table-cell table:formula="of:=LOG([.I4]/[.I5]; [.A5]/[.A4])" office:value-type="float" office:value="2.0207159770401" calcext:value-type="float">
            <text:p>2.02</text:p>
          </table:table-cell>
          <table:table-cell table:formula="of:=LOG([.H4]/[.H5]; [.Q5]/[.Q4])" office:value-type="float" office:value="2.27898670972659" calcext:value-type="float">
            <text:p>2.28</text:p>
          </table:table-cell>
          <table:table-cell table:formula="of:=LOG([.I4]/[.I5]; [.Q5]/[.Q4])" office:value-type="float" office:value="2.2023244049127" calcext:value-type="float">
            <text:p>2.20</text:p>
          </table:table-cell>
          <table:table-cell table:number-columns-repeated="2"/>
          <table:table-cell table:formula="of:=[.A5]+1" office:value-type="float" office:value="9" calcext:value-type="float">
            <text:p>9</text:p>
          </table:table-cell>
          <table:table-cell table:formula="of:=2*[.A5]+1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07" calcext:value-type="float">
            <text:p>1.07E-02</text:p>
          </table:table-cell>
          <table:table-cell office:value-type="float" office:value="0.0138" calcext:value-type="float">
            <text:p>1.38E-02</text:p>
          </table:table-cell>
          <table:table-cell table:formula="of:=LOG([.B5]/[.B6]; [.A6]/[.A5])" office:value-type="float" office:value="1.8283886219298" calcext:value-type="float">
            <text:p>1.83</text:p>
          </table:table-cell>
          <table:table-cell table:formula="of:=LOG([.C5]/[.C6]; [.A6]/[.A5])" office:value-type="float" office:value="1.666262602823" calcext:value-type="float">
            <text:p>1.67</text:p>
          </table:table-cell>
          <table:table-cell table:formula="of:=LOG([.B5]/[.B6]; [.P6]/[.P5])" office:value-type="float" office:value="1.9927119543237" calcext:value-type="float">
            <text:p>1.99</text:p>
          </table:table-cell>
          <table:table-cell table:formula="of:=LOG([.C5]/[.C6]; [.P6]/[.P5])" office:value-type="float" office:value="1.81601513368825" calcext:value-type="float">
            <text:p>1.82</text:p>
          </table:table-cell>
          <table:table-cell office:value-type="float" office:value="0.00139" calcext:value-type="float">
            <text:p>1.39E-03</text:p>
          </table:table-cell>
          <table:table-cell office:value-type="float" office:value="0.00171" calcext:value-type="float">
            <text:p>1.71E-03</text:p>
          </table:table-cell>
          <table:table-cell table:formula="of:=LOG([.H5]/[.H6]; [.A6]/[.A5])" office:value-type="float" office:value="2.79843100675333" calcext:value-type="float">
            <text:p>2.80</text:p>
          </table:table-cell>
          <table:table-cell table:formula="of:=LOG([.I5]/[.I6]; [.A6]/[.A5])" office:value-type="float" office:value="2.82293881727606" calcext:value-type="float">
            <text:p>2.82</text:p>
          </table:table-cell>
          <table:table-cell table:formula="of:=LOG([.H5]/[.H6]; [.Q6]/[.Q5])" office:value-type="float" office:value="2.92438032988735" calcext:value-type="float">
            <text:p>2.92</text:p>
          </table:table-cell>
          <table:table-cell table:formula="of:=LOG([.I5]/[.I6]; [.Q6]/[.Q5])" office:value-type="float" office:value="2.9499911664055" calcext:value-type="float">
            <text:p>2.95</text:p>
          </table:table-cell>
          <table:table-cell table:number-columns-repeated="2"/>
          <table:table-cell table:formula="of:=[.A6]+1" office:value-type="float" office:value="17" calcext:value-type="float">
            <text:p>17</text:p>
          </table:table-cell>
          <table:table-cell table:formula="of:=2*[.A6]+1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222" calcext:value-type="float">
            <text:p>2.22E-03</text:p>
          </table:table-cell>
          <table:table-cell office:value-type="float" office:value="0.00301" calcext:value-type="float">
            <text:p>3.01E-03</text:p>
          </table:table-cell>
          <table:table-cell table:formula="of:=LOG([.B6]/[.B7]; [.A7]/[.A6])" office:value-type="float" office:value="2.2689792149384" calcext:value-type="float">
            <text:p>2.27</text:p>
          </table:table-cell>
          <table:table-cell table:formula="of:=LOG([.C6]/[.C7]; [.A7]/[.A6])" office:value-type="float" office:value="2.19683287490583" calcext:value-type="float">
            <text:p>2.20</text:p>
          </table:table-cell>
          <table:table-cell table:formula="of:=LOG([.B6]/[.B7]; [.P7]/[.P6])" office:value-type="float" office:value="2.37109943717615" calcext:value-type="float">
            <text:p>2.37</text:p>
          </table:table-cell>
          <table:table-cell table:formula="of:=LOG([.C6]/[.C7]; [.P7]/[.P6])" office:value-type="float" office:value="2.29570599808279" calcext:value-type="float">
            <text:p>2.30</text:p>
          </table:table-cell>
          <table:table-cell office:value-type="float" office:value="0.000206" calcext:value-type="float">
            <text:p>2.06E-04</text:p>
          </table:table-cell>
          <table:table-cell office:value-type="float" office:value="0.000254" calcext:value-type="float">
            <text:p>2.54E-04</text:p>
          </table:table-cell>
          <table:table-cell table:formula="of:=LOG([.H6]/[.H7]; [.A7]/[.A6])" office:value-type="float" office:value="2.75436864042765" calcext:value-type="float">
            <text:p>2.75</text:p>
          </table:table-cell>
          <table:table-cell table:formula="of:=LOG([.I6]/[.I7]; [.A7]/[.A6])" office:value-type="float" office:value="2.75109592300109" calcext:value-type="float">
            <text:p>2.75</text:p>
          </table:table-cell>
          <table:table-cell table:formula="of:=LOG([.H6]/[.H7]; [.Q7]/[.Q6])" office:value-type="float" office:value="2.81640360906994" calcext:value-type="float">
            <text:p>2.82</text:p>
          </table:table-cell>
          <table:table-cell table:formula="of:=LOG([.I6]/[.I7]; [.Q7]/[.Q6])" office:value-type="float" office:value="2.81305718222049" calcext:value-type="float">
            <text:p>2.81</text:p>
          </table:table-cell>
          <table:table-cell table:number-columns-repeated="2"/>
          <table:table-cell table:formula="of:=[.A7]+1" office:value-type="float" office:value="33" calcext:value-type="float">
            <text:p>33</text:p>
          </table:table-cell>
          <table:table-cell table:formula="of:=2*[.A7]+1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523" calcext:value-type="float">
            <text:p>5.23E-04</text:p>
          </table:table-cell>
          <table:table-cell office:value-type="float" office:value="0.000727" calcext:value-type="float">
            <text:p>7.27E-04</text:p>
          </table:table-cell>
          <table:table-cell table:formula="of:=LOG([.B7]/[.B8]; [.A8]/[.A7])" office:value-type="float" office:value="2.08567682499053" calcext:value-type="float">
            <text:p>2.09</text:p>
          </table:table-cell>
          <table:table-cell table:formula="of:=LOG([.C7]/[.C8]; [.A8]/[.A7])" office:value-type="float" office:value="2.04973621772747" calcext:value-type="float">
            <text:p>2.05</text:p>
          </table:table-cell>
          <table:table-cell table:formula="of:=LOG([.B7]/[.B8]; [.P8]/[.P7])" office:value-type="float" office:value="2.13265125482434" calcext:value-type="float">
            <text:p>2.13</text:p>
          </table:table-cell>
          <table:table-cell table:formula="of:=LOG([.C7]/[.C8]; [.P8]/[.P7])" office:value-type="float" office:value="2.09590117913654" calcext:value-type="float">
            <text:p>2.10</text:p>
          </table:table-cell>
          <table:table-cell office:value-type="float" office:value="0.0000267" calcext:value-type="float">
            <text:p>2.67E-05</text:p>
          </table:table-cell>
          <table:table-cell office:value-type="float" office:value="0.0000337" calcext:value-type="float">
            <text:p>3.37E-05</text:p>
          </table:table-cell>
          <table:table-cell table:formula="of:=LOG([.H7]/[.H8]; [.A8]/[.A7])" office:value-type="float" office:value="2.94773269038303" calcext:value-type="float">
            <text:p>2.95</text:p>
          </table:table-cell>
          <table:table-cell table:formula="of:=LOG([.I7]/[.I8]; [.A8]/[.A7])" office:value-type="float" office:value="2.91400800047767" calcext:value-type="float">
            <text:p>2.91</text:p>
          </table:table-cell>
          <table:table-cell table:formula="of:=LOG([.H7]/[.H8]; [.Q8]/[.Q7])" office:value-type="float" office:value="2.98094204697512" calcext:value-type="float">
            <text:p>2.98</text:p>
          </table:table-cell>
          <table:table-cell table:formula="of:=LOG([.I7]/[.I8]; [.Q8]/[.Q7])" office:value-type="float" office:value="2.94683741242394" calcext:value-type="float">
            <text:p>2.95</text:p>
          </table:table-cell>
          <table:table-cell table:number-columns-repeated="2"/>
          <table:table-cell table:formula="of:=[.A8]+1" office:value-type="float" office:value="65" calcext:value-type="float">
            <text:p>65</text:p>
          </table:table-cell>
          <table:table-cell table:formula="of:=2*[.A8]+1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129" calcext:value-type="float">
            <text:p>1.29E-04</text:p>
          </table:table-cell>
          <table:table-cell office:value-type="float" office:value="0.00018" calcext:value-type="float">
            <text:p>1.80E-04</text:p>
          </table:table-cell>
          <table:table-cell table:formula="of:=LOG([.B8]/[.B9]; [.A9]/[.A8])" office:value-type="float" office:value="2.01943988082369" calcext:value-type="float">
            <text:p>2.02</text:p>
          </table:table-cell>
          <table:table-cell table:formula="of:=LOG([.C8]/[.C9]; [.A9]/[.A8])" office:value-type="float" office:value="2.01395845758992" calcext:value-type="float">
            <text:p>2.01</text:p>
          </table:table-cell>
          <table:table-cell table:formula="of:=LOG([.B8]/[.B9]; [.P9]/[.P8])" office:value-type="float" office:value="2.04219102760757" calcext:value-type="float">
            <text:p>2.04</text:p>
          </table:table-cell>
          <table:table-cell table:formula="of:=LOG([.C8]/[.C9]; [.P9]/[.P8])" office:value-type="float" office:value="2.03664785028756" calcext:value-type="float">
            <text:p>2.04</text:p>
          </table:table-cell>
          <table:table-cell office:value-type="float" office:value="0.00000335" calcext:value-type="float">
            <text:p>3.35E-06</text:p>
          </table:table-cell>
          <table:table-cell office:value-type="float" office:value="0.00000428" calcext:value-type="float">
            <text:p>4.28E-06</text:p>
          </table:table-cell>
          <table:table-cell table:formula="of:=LOG([.H8]/[.H9]; [.A9]/[.A8])" office:value-type="float" office:value="2.99460674122978" calcext:value-type="float">
            <text:p>2.99</text:p>
          </table:table-cell>
          <table:table-cell table:formula="of:=LOG([.I8]/[.I9]; [.A9]/[.A8])" office:value-type="float" office:value="2.97706588966807" calcext:value-type="float">
            <text:p>2.98</text:p>
          </table:table-cell>
          <table:table-cell table:formula="of:=LOG([.H8]/[.H9]; [.Q9]/[.Q8])" office:value-type="float" office:value="3.0114791743596" calcext:value-type="float">
            <text:p>3.01</text:p>
          </table:table-cell>
          <table:table-cell table:formula="of:=LOG([.I8]/[.I9]; [.Q9]/[.Q8])" office:value-type="float" office:value="2.99383949284439" calcext:value-type="float">
            <text:p>2.99</text:p>
          </table:table-cell>
          <table:table-cell table:number-columns-repeated="2"/>
          <table:table-cell table:formula="of:=[.A9]+1" office:value-type="float" office:value="129" calcext:value-type="float">
            <text:p>129</text:p>
          </table:table-cell>
          <table:table-cell table:formula="of:=2*[.A9]+1"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32" calcext:value-type="float">
            <text:p>3.20E-05</text:p>
          </table:table-cell>
          <table:table-cell office:value-type="float" office:value="0.0000449" calcext:value-type="float">
            <text:p>4.49E-05</text:p>
          </table:table-cell>
          <table:table-cell table:formula="of:=LOG([.B9]/[.B10]; [.A10]/[.A9])" office:value-type="float" office:value="2.01122725542325" calcext:value-type="float">
            <text:p>2.01</text:p>
          </table:table-cell>
          <table:table-cell table:formula="of:=LOG([.C9]/[.C10]; [.A10]/[.A9])" office:value-type="float" office:value="2.00320955647589" calcext:value-type="float">
            <text:p>2.00</text:p>
          </table:table-cell>
          <table:table-cell table:formula="of:=LOG([.B9]/[.B10]; [.P10]/[.P9])" office:value-type="float" office:value="2.02255905966613" calcext:value-type="float">
            <text:p>2.02</text:p>
          </table:table-cell>
          <table:table-cell table:formula="of:=LOG([.C9]/[.C10]; [.P10]/[.P9])" office:value-type="float" office:value="2.01449618681079" calcext:value-type="float">
            <text:p>2.01</text:p>
          </table:table-cell>
          <table:table-cell office:value-type="float" office:value="0.000000417" calcext:value-type="float">
            <text:p>4.17E-07</text:p>
          </table:table-cell>
          <table:table-cell office:value-type="float" office:value="0.000000537" calcext:value-type="float">
            <text:p>5.37E-07</text:p>
          </table:table-cell>
          <table:table-cell table:formula="of:=LOG([.H9]/[.H10]; [.A10]/[.A9])" office:value-type="float" office:value="3.00604180678783" calcext:value-type="float">
            <text:p>3.01</text:p>
          </table:table-cell>
          <table:table-cell table:formula="of:=LOG([.I9]/[.I10]; [.A10]/[.A9])" office:value-type="float" office:value="2.9946168033031" calcext:value-type="float">
            <text:p>2.99</text:p>
          </table:table-cell>
          <table:table-cell table:formula="of:=LOG([.H9]/[.H10]; [.Q10]/[.Q9])" office:value-type="float" office:value="3.014511177188" calcext:value-type="float">
            <text:p>3.01</text:p>
          </table:table-cell>
          <table:table-cell table:formula="of:=LOG([.I9]/[.I10]; [.Q10]/[.Q9])" office:value-type="float" office:value="3.00305398433513" calcext:value-type="float">
            <text:p>3.00</text:p>
          </table:table-cell>
          <table:table-cell table:number-columns-repeated="2"/>
          <table:table-cell table:formula="of:=[.A10]+1" office:value-type="float" office:value="257" calcext:value-type="float">
            <text:p>257</text:p>
          </table:table-cell>
          <table:table-cell table:formula="of:=2*[.A10]+1"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0799" calcext:value-type="float">
            <text:p>7.99E-06</text:p>
          </table:table-cell>
          <table:table-cell office:value-type="float" office:value="0.0000112" calcext:value-type="float">
            <text:p>1.12E-05</text:p>
          </table:table-cell>
          <table:table-cell table:formula="of:=LOG([.B10]/[.B11]; [.A11]/[.A10])" office:value-type="float" office:value="2.00180449684675" calcext:value-type="float">
            <text:p>2.00</text:p>
          </table:table-cell>
          <table:table-cell table:formula="of:=LOG([.C10]/[.C11]; [.A11]/[.A10])" office:value-type="float" office:value="2.00321671268354" calcext:value-type="float">
            <text:p>2.00</text:p>
          </table:table-cell>
          <table:table-cell table:formula="of:=LOG([.B10]/[.B11]; [.P11]/[.P10])" office:value-type="float" office:value="2.00744447953569" calcext:value-type="float">
            <text:p>2.01</text:p>
          </table:table-cell>
          <table:table-cell table:formula="of:=LOG([.C10]/[.C11]; [.P11]/[.P10])" office:value-type="float" office:value="2.00886067421901" calcext:value-type="float">
            <text:p>2.01</text:p>
          </table:table-cell>
          <table:table-cell office:value-type="float" office:value="0.0000000521" calcext:value-type="float">
            <text:p>5.21E-08</text:p>
          </table:table-cell>
          <table:table-cell office:value-type="float" office:value="0.0000000672" calcext:value-type="float">
            <text:p>6.72E-08</text:p>
          </table:table-cell>
          <table:table-cell table:formula="of:=LOG([.H10]/[.H11]; [.A11]/[.A10])" office:value-type="float" office:value="3.00069210605352" calcext:value-type="float">
            <text:p>3.00</text:p>
          </table:table-cell>
          <table:table-cell table:formula="of:=LOG([.I10]/[.I11]; [.A11]/[.A10])" office:value-type="float" office:value="2.99838895009401" calcext:value-type="float">
            <text:p>3.00</text:p>
          </table:table-cell>
          <table:table-cell table:formula="of:=LOG([.H10]/[.H11]; [.Q11]/[.Q10])" office:value-type="float" office:value="3.00491949053991" calcext:value-type="float">
            <text:p>3.00</text:p>
          </table:table-cell>
          <table:table-cell table:formula="of:=LOG([.I10]/[.I11]; [.Q11]/[.Q10])" office:value-type="float" office:value="3.00261308988704" calcext:value-type="float">
            <text:p>3.00</text:p>
          </table:table-cell>
          <table:table-cell table:number-columns-repeated="2"/>
          <table:table-cell table:formula="of:=[.A11]+1" office:value-type="float" office:value="513" calcext:value-type="float">
            <text:p>513</text:p>
          </table:table-cell>
          <table:table-cell table:formula="of:=2*[.A11]+1"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000281" calcext:value-type="float">
            <text:p>2.81E-06</text:p>
          </table:table-cell>
          <table:table-cell table:formula="of:=LOG([.B11]/[.B12]; [.A12]/[.A11])" office:value-type="float" office:value="1.99819550315325" calcext:value-type="float">
            <text:p>2.00</text:p>
          </table:table-cell>
          <table:table-cell table:formula="of:=LOG([.C11]/[.C12]; [.A12]/[.A11])" office:value-type="float" office:value="1.99485669672404" calcext:value-type="float">
            <text:p>1.99</text:p>
          </table:table-cell>
          <table:table-cell table:formula="of:=LOG([.B11]/[.B12]; [.P12]/[.P11])" office:value-type="float" office:value="2.00101056726922" calcext:value-type="float">
            <text:p>2.00</text:p>
          </table:table-cell>
          <table:table-cell table:formula="of:=LOG([.C11]/[.C12]; [.P12]/[.P11])" office:value-type="float" office:value="1.997667057119" calcext:value-type="float">
            <text:p>2.00</text:p>
          </table:table-cell>
          <table:table-cell office:value-type="float" office:value="0.00000000651" calcext:value-type="float">
            <text:p>6.51E-09</text:p>
          </table:table-cell>
          <table:table-cell office:value-type="float" office:value="0.0000000084" calcext:value-type="float">
            <text:p>8.40E-09</text:p>
          </table:table-cell>
          <table:table-cell table:formula="of:=LOG([.H11]/[.H12]; [.A12]/[.A11])" office:value-type="float" office:value="3.00055392400024" calcext:value-type="float">
            <text:p>3.00</text:p>
          </table:table-cell>
          <table:table-cell table:formula="of:=LOG([.I11]/[.I12]; [.A12]/[.A11])" office:value-type="float" office:value="3" calcext:value-type="float">
            <text:p>3.00</text:p>
          </table:table-cell>
          <table:table-cell table:formula="of:=LOG([.H11]/[.H12]; [.Q12]/[.Q11])" office:value-type="float" office:value="3.00266757792073" calcext:value-type="float">
            <text:p>3.00</text:p>
          </table:table-cell>
          <table:table-cell table:formula="of:=LOG([.I11]/[.I12]; [.Q12]/[.Q11])" office:value-type="float" office:value="3.00211326372466" calcext:value-type="float">
            <text:p>3.00</text:p>
          </table:table-cell>
          <table:table-cell table:number-columns-repeated="2"/>
          <table:table-cell table:formula="of:=[.A12]+1" office:value-type="float" office:value="1025" calcext:value-type="float">
            <text:p>1025</text:p>
          </table:table-cell>
          <table:table-cell table:formula="of:=2*[.A12]+1"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000499" calcext:value-type="float">
            <text:p>4.99E-07</text:p>
          </table:table-cell>
          <table:table-cell office:value-type="float" office:value="0.000000702" calcext:value-type="float">
            <text:p>7.02E-07</text:p>
          </table:table-cell>
          <table:table-cell table:formula="of:=LOG([.B12]/[.B13]; [.A13]/[.A12])" office:value-type="float" office:value="2.00288827932483" calcext:value-type="float">
            <text:p>2.00</text:p>
          </table:table-cell>
          <table:table-cell table:formula="of:=LOG([.C12]/[.C13]; [.A13]/[.A12])" office:value-type="float" office:value="2.00102719480373" calcext:value-type="float">
            <text:p>2.00</text:p>
          </table:table-cell>
          <table:table-cell table:formula="of:=LOG([.B12]/[.B13]; [.P13]/[.P12])" office:value-type="float" office:value="2.00429915637324" calcext:value-type="float">
            <text:p>2.00</text:p>
          </table:table-cell>
          <table:table-cell table:formula="of:=LOG([.C12]/[.C13]; [.P13]/[.P12])" office:value-type="float" office:value="2.00243676086467" calcext:value-type="float">
            <text:p>2.00</text:p>
          </table:table-cell>
          <table:table-cell office:value-type="float" office:value="0.000000000814" calcext:value-type="float">
            <text:p>8.14E-10</text:p>
          </table:table-cell>
          <table:table-cell office:value-type="float" office:value="0.00000000105" calcext:value-type="float">
            <text:p>1.05E-09</text:p>
          </table:table-cell>
          <table:table-cell table:formula="of:=LOG([.H12]/[.H13]; [.A13]/[.A12])" office:value-type="float" office:value="2.99955684378675" calcext:value-type="float">
            <text:p>3.00</text:p>
          </table:table-cell>
          <table:table-cell table:formula="of:=LOG([.I12]/[.I13]; [.A13]/[.A12])" office:value-type="float" office:value="3" calcext:value-type="float">
            <text:p>3.00</text:p>
          </table:table-cell>
          <table:table-cell table:formula="of:=LOG([.H12]/[.H13]; [.Q13]/[.Q12])" office:value-type="float" office:value="3.00061333432941" calcext:value-type="float">
            <text:p>3.00</text:p>
          </table:table-cell>
          <table:table-cell table:formula="of:=LOG([.I12]/[.I13]; [.Q13]/[.Q12])" office:value-type="float" office:value="3.00105664662917" calcext:value-type="float">
            <text:p>3.00</text:p>
          </table:table-cell>
          <table:table-cell table:number-columns-repeated="2"/>
          <table:table-cell table:formula="of:=[.A13]+1" office:value-type="float" office:value="2049" calcext:value-type="float">
            <text:p>2049</text:p>
          </table:table-cell>
          <table:table-cell table:formula="of:=2*[.A13]+1" office:value-type="float" office:value="4097" calcext:value-type="float">
            <text:p>409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000125" calcext:value-type="float">
            <text:p>1.25E-07</text:p>
          </table:table-cell>
          <table:table-cell office:value-type="float" office:value="0.000000175" calcext:value-type="float">
            <text:p>1.75E-07</text:p>
          </table:table-cell>
          <table:table-cell table:formula="of:=LOG([.B13]/[.B14]; [.A14]/[.A13])" office:value-type="float" office:value="1.99711172067517" calcext:value-type="float">
            <text:p>2.00</text:p>
          </table:table-cell>
          <table:table-cell table:formula="of:=LOG([.C13]/[.C14]; [.A14]/[.A13])" office:value-type="float" office:value="2.00411610847223" calcext:value-type="float">
            <text:p>2.00</text:p>
          </table:table-cell>
          <table:table-cell table:formula="of:=LOG([.B13]/[.B14]; [.P14]/[.P13])" office:value-type="float" office:value="1.99781513446441" calcext:value-type="float">
            <text:p>2.00</text:p>
          </table:table-cell>
          <table:table-cell table:formula="of:=LOG([.C13]/[.C14]; [.P14]/[.P13])" office:value-type="float" office:value="2.00482198931572" calcext:value-type="float">
            <text:p>2.00</text:p>
          </table:table-cell>
          <table:table-cell office:value-type="float" office:value="0.000000000102" calcext:value-type="float">
            <text:p>1.02E-10</text:p>
          </table:table-cell>
          <table:table-cell office:value-type="float" office:value="0.000000000131" calcext:value-type="float">
            <text:p>1.31E-10</text:p>
          </table:table-cell>
          <table:table-cell table:formula="of:=LOG([.H13]/[.H14]; [.A14]/[.A13])" office:value-type="float" office:value="2.99645964229475" calcext:value-type="float">
            <text:p>3.00</text:p>
          </table:table-cell>
          <table:table-cell table:formula="of:=LOG([.I13]/[.I14]; [.A14]/[.A13])" office:value-type="float" office:value="3.00275061101604" calcext:value-type="float">
            <text:p>3.00</text:p>
          </table:table-cell>
          <table:table-cell table:formula="of:=LOG([.H13]/[.H14]; [.Q14]/[.Q13])" office:value-type="float" office:value="2.99698734581422" calcext:value-type="float">
            <text:p>3.00</text:p>
          </table:table-cell>
          <table:table-cell table:formula="of:=LOG([.I13]/[.I14]; [.Q14]/[.Q13])" office:value-type="float" office:value="3.00327942243173" calcext:value-type="float">
            <text:p>3.00</text:p>
          </table:table-cell>
          <table:table-cell table:number-columns-repeated="2"/>
          <table:table-cell table:formula="of:=[.A14]+1" office:value-type="float" office:value="4097" calcext:value-type="float">
            <text:p>4097</text:p>
          </table:table-cell>
          <table:table-cell table:formula="of:=2*[.A14]+1" office:value-type="float" office:value="8193" calcext:value-type="float">
            <text:p>819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0000312" calcext:value-type="float">
            <text:p>3.12E-08</text:p>
          </table:table-cell>
          <table:table-cell office:value-type="float" office:value="0.0000000438" calcext:value-type="float">
            <text:p>4.38E-08</text:p>
          </table:table-cell>
          <table:table-cell table:formula="of:=LOG([.B14]/[.B15]; [.A15]/[.A14])" office:value-type="float" office:value="2.0023101606872" calcext:value-type="float">
            <text:p>2.00</text:p>
          </table:table-cell>
          <table:table-cell table:formula="of:=LOG([.C14]/[.C15]; [.A15]/[.A14])" office:value-type="float" office:value="1.99835214711852" calcext:value-type="float">
            <text:p>2.00</text:p>
          </table:table-cell>
          <table:table-cell table:formula="of:=LOG([.B14]/[.B15]; [.P15]/[.P14])" office:value-type="float" office:value="2.00266278553285" calcext:value-type="float">
            <text:p>2.00</text:p>
          </table:table-cell>
          <table:table-cell table:formula="of:=LOG([.C14]/[.C15]; [.P15]/[.P14])" office:value-type="float" office:value="1.99870407492235" calcext:value-type="float">
            <text:p>2.00</text:p>
          </table:table-cell>
          <table:table-cell office:value-type="float" office:value="0.0000000000127" calcext:value-type="float">
            <text:p>1.27E-11</text:p>
          </table:table-cell>
          <table:table-cell office:value-type="float" office:value="0.0000000000164" calcext:value-type="float">
            <text:p>1.64E-11</text:p>
          </table:table-cell>
          <table:table-cell table:formula="of:=LOG([.H14]/[.H15]; [.A15]/[.A14])" office:value-type="float" office:value="3.00566875008669" calcext:value-type="float">
            <text:p>3.01</text:p>
          </table:table-cell>
          <table:table-cell table:formula="of:=LOG([.I14]/[.I15]; [.A15]/[.A14])" office:value-type="float" office:value="2.99779909180673" calcext:value-type="float">
            <text:p>3.00</text:p>
          </table:table-cell>
          <table:table-cell table:formula="of:=LOG([.H14]/[.H15]; [.Q15]/[.Q14])" office:value-type="float" office:value="3.00593341367526" calcext:value-type="float">
            <text:p>3.01</text:p>
          </table:table-cell>
          <table:table-cell table:formula="of:=LOG([.I14]/[.I15]; [.Q15]/[.Q14])" office:value-type="float" office:value="2.99806306243404" calcext:value-type="float">
            <text:p>3.00</text:p>
          </table:table-cell>
          <table:table-cell table:number-columns-repeated="2"/>
          <table:table-cell table:formula="of:=[.A15]+1" office:value-type="float" office:value="8193" calcext:value-type="float">
            <text:p>8193</text:p>
          </table:table-cell>
          <table:table-cell table:formula="of:=2*[.A15]+1" office:value-type="float" office:value="16385" calcext:value-type="float">
            <text:p>1638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0000078" calcext:value-type="float">
            <text:p>7.80E-09</text:p>
          </table:table-cell>
          <table:table-cell office:value-type="float" office:value="0.000000011" calcext:value-type="float">
            <text:p>1.10E-08</text:p>
          </table:table-cell>
          <table:table-cell table:formula="of:=LOG([.B15]/[.B16]; [.A16]/[.A15])" office:value-type="float" office:value="2" calcext:value-type="float">
            <text:p>2.00</text:p>
          </table:table-cell>
          <table:table-cell table:formula="of:=LOG([.C15]/[.C16]; [.A16]/[.A15])" office:value-type="float" office:value="1.99342734607651" calcext:value-type="float">
            <text:p>1.99</text:p>
          </table:table-cell>
          <table:table-cell table:formula="of:=LOG([.B15]/[.B16]; [.P16]/[.P15])" office:value-type="float" office:value="2.00017610961857" calcext:value-type="float">
            <text:p>2.00</text:p>
          </table:table-cell>
          <table:table-cell table:formula="of:=LOG([.C15]/[.C16]; [.P16]/[.P15])" office:value-type="float" office:value="1.9936028769413" calcext:value-type="float">
            <text:p>1.99</text:p>
          </table:table-cell>
          <table:table-cell office:value-type="float" office:value="0.00000000000159" calcext:value-type="float">
            <text:p>1.59E-12</text:p>
          </table:table-cell>
          <table:table-cell office:value-type="float" office:value="0.00000000000205" calcext:value-type="float">
            <text:p>2.05E-12</text:p>
          </table:table-cell>
          <table:table-cell table:formula="of:=LOG([.H15]/[.H16]; [.A16]/[.A15])" office:value-type="float" office:value="2.99772982637517" calcext:value-type="float">
            <text:p>3.00</text:p>
          </table:table-cell>
          <table:table-cell table:formula="of:=LOG([.I15]/[.I16]; [.A16]/[.A15])" office:value-type="float" office:value="3" calcext:value-type="float">
            <text:p>3.00</text:p>
          </table:table-cell>
          <table:table-cell table:formula="of:=LOG([.H15]/[.H16]; [.Q16]/[.Q15])" office:value-type="float" office:value="2.99786180887003" calcext:value-type="float">
            <text:p>3.00</text:p>
          </table:table-cell>
          <table:table-cell table:formula="of:=LOG([.I15]/[.I16]; [.Q16]/[.Q15])" office:value-type="float" office:value="3.00013208244489" calcext:value-type="float">
            <text:p>3.00</text:p>
          </table:table-cell>
          <table:table-cell table:number-columns-repeated="2"/>
          <table:table-cell table:formula="of:=[.A16]+1" office:value-type="float" office:value="16385" calcext:value-type="float">
            <text:p>16385</text:p>
          </table:table-cell>
          <table:table-cell table:formula="of:=2*[.A16]+1" office:value-type="float" office:value="32769" calcext:value-type="float">
            <text:p>32769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000000195" calcext:value-type="float">
            <text:p>1.95E-09</text:p>
          </table:table-cell>
          <table:table-cell office:value-type="float" office:value="0.00000000274" calcext:value-type="float">
            <text:p>2.74E-09</text:p>
          </table:table-cell>
          <table:table-cell table:formula="of:=LOG([.B16]/[.B17]; [.A17]/[.A16])" office:value-type="float" office:value="2" calcext:value-type="float">
            <text:p>2.00</text:p>
          </table:table-cell>
          <table:table-cell table:formula="of:=LOG([.C16]/[.C17]; [.A17]/[.A16])" office:value-type="float" office:value="2.0052557254515" calcext:value-type="float">
            <text:p>2.01</text:p>
          </table:table-cell>
          <table:table-cell table:formula="of:=LOG([.B16]/[.B17]; [.P17]/[.P16])" office:value-type="float" office:value="2.00008805496326" calcext:value-type="float">
            <text:p>2.00</text:p>
          </table:table-cell>
          <table:table-cell table:formula="of:=LOG([.C16]/[.C17]; [.P17]/[.P16])" office:value-type="float" office:value="2.00534401181111" calcext:value-type="float">
            <text:p>2.01</text:p>
          </table:table-cell>
          <table:table-cell office:value-type="float" office:value="0.000000000000199" calcext:value-type="float">
            <text:p>1.99E-13</text:p>
          </table:table-cell>
          <table:table-cell office:value-type="float" office:value="0.000000000000256" calcext:value-type="float">
            <text:p>2.56E-13</text:p>
          </table:table-cell>
          <table:table-cell table:formula="of:=LOG([.H16]/[.H17]; [.A17]/[.A16])" office:value-type="float" office:value="2.99818642962807" calcext:value-type="float">
            <text:p>3.00</text:p>
          </table:table-cell>
          <table:table-cell table:formula="of:=LOG([.I16]/[.I17]; [.A17]/[.A16])" office:value-type="float" office:value="3.00140819439281" calcext:value-type="float">
            <text:p>3.00</text:p>
          </table:table-cell>
          <table:table-cell table:formula="of:=LOG([.H16]/[.H17]; [.Q17]/[.Q16])" office:value-type="float" office:value="2.99825243098475" calcext:value-type="float">
            <text:p>3.00</text:p>
          </table:table-cell>
          <table:table-cell table:formula="of:=LOG([.I16]/[.I17]; [.Q17]/[.Q16])" office:value-type="float" office:value="3.00147426667265" calcext:value-type="float">
            <text:p>3.00</text:p>
          </table:table-cell>
          <table:table-cell table:number-columns-repeated="2"/>
          <table:table-cell table:formula="of:=[.A17]+1" office:value-type="float" office:value="32769" calcext:value-type="float">
            <text:p>32769</text:p>
          </table:table-cell>
          <table:table-cell table:formula="of:=2*[.A17]+1" office:value-type="float" office:value="65537" calcext:value-type="float">
            <text:p>65537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0000000488" calcext:value-type="float">
            <text:p>4.88E-10</text:p>
          </table:table-cell>
          <table:table-cell office:value-type="float" office:value="0.000000000685" calcext:value-type="float">
            <text:p>6.85E-10</text:p>
          </table:table-cell>
          <table:table-cell table:formula="of:=LOG([.B17]/[.B18]; [.A18]/[.A17])" office:value-type="float" office:value="1.99852107107409" calcext:value-type="float">
            <text:p>2.00</text:p>
          </table:table-cell>
          <table:table-cell table:formula="of:=LOG([.C17]/[.C18]; [.A18]/[.A17])" office:value-type="float" office:value="2" calcext:value-type="float">
            <text:p>2.00</text:p>
          </table:table-cell>
          <table:table-cell table:formula="of:=LOG([.B17]/[.B18]; [.P18]/[.P17])" office:value-type="float" office:value="1.99856506603742" calcext:value-type="float">
            <text:p>2.00</text:p>
          </table:table-cell>
          <table:table-cell table:formula="of:=LOG([.C17]/[.C18]; [.P18]/[.P17])" office:value-type="float" office:value="2.00004402752012" calcext:value-type="float">
            <text:p>2.00</text:p>
          </table:table-cell>
          <table:table-cell office:value-type="float" office:value="0.0000000000000248" calcext:value-type="float">
            <text:p>2.48E-14</text:p>
          </table:table-cell>
          <table:table-cell office:value-type="float" office:value="0.0000000000000321" calcext:value-type="float">
            <text:p>3.21E-14</text:p>
          </table:table-cell>
          <table:table-cell table:formula="of:=LOG([.H17]/[.H18]; [.A18]/[.A17])" office:value-type="float" office:value="3.00435640504414" calcext:value-type="float">
            <text:p>3.00</text:p>
          </table:table-cell>
          <table:table-cell table:formula="of:=LOG([.I17]/[.I18]; [.A18]/[.A17])" office:value-type="float" office:value="2.99549860776506" calcext:value-type="float">
            <text:p>3.00</text:p>
          </table:table-cell>
          <table:table-cell table:formula="of:=LOG([.H17]/[.H18]; [.Q18]/[.Q17])" office:value-type="float" office:value="3.00438947364911" calcext:value-type="float">
            <text:p>3.00</text:p>
          </table:table-cell>
          <table:table-cell table:formula="of:=LOG([.I17]/[.I18]; [.Q18]/[.Q17])" office:value-type="float" office:value="2.99553157887328" calcext:value-type="float">
            <text:p>3.00</text:p>
          </table:table-cell>
          <table:table-cell table:number-columns-repeated="2"/>
          <table:table-cell table:formula="of:=[.A18]+1" office:value-type="float" office:value="65537" calcext:value-type="float">
            <text:p>65537</text:p>
          </table:table-cell>
          <table:table-cell table:formula="of:=2*[.A18]+1" office:value-type="float" office:value="131073" calcext:value-type="float">
            <text:p>13107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00000000122" calcext:value-type="float">
            <text:p>1.22E-10</text:p>
          </table:table-cell>
          <table:table-cell office:value-type="float" office:value="0.000000000171" calcext:value-type="float">
            <text:p>1.71E-10</text:p>
          </table:table-cell>
          <table:table-cell table:formula="of:=LOG([.B18]/[.B19]; [.A19]/[.A18])" office:value-type="float" office:value="2" calcext:value-type="float">
            <text:p>2.00</text:p>
          </table:table-cell>
          <table:table-cell table:formula="of:=LOG([.C18]/[.C19]; [.A19]/[.A18])" office:value-type="float" office:value="2.00210766296199" calcext:value-type="float">
            <text:p>2.00</text:p>
          </table:table-cell>
          <table:table-cell table:formula="of:=LOG([.B18]/[.B19]; [.P19]/[.P18])" office:value-type="float" office:value="2.00002201376969" calcext:value-type="float">
            <text:p>2.00</text:p>
          </table:table-cell>
          <table:table-cell table:formula="of:=LOG([.C18]/[.C19]; [.P19]/[.P18])" office:value-type="float" office:value="2.00212969993048" calcext:value-type="float">
            <text:p>2.00</text:p>
          </table:table-cell>
          <table:table-cell office:value-type="float" office:value="3.11E-015" calcext:value-type="float">
            <text:p>3.11E-15</text:p>
          </table:table-cell>
          <table:table-cell office:value-type="float" office:value="4.01E-015" calcext:value-type="float">
            <text:p>4.01E-15</text:p>
          </table:table-cell>
          <table:table-cell table:formula="of:=LOG([.H18]/[.H19]; [.A19]/[.A18])" office:value-type="float" office:value="2.99535363514363" calcext:value-type="float">
            <text:p>3.00</text:p>
          </table:table-cell>
          <table:table-cell table:formula="of:=LOG([.I18]/[.I19]; [.A19]/[.A18])" office:value-type="float" office:value="3.00089915555474" calcext:value-type="float">
            <text:p>3.00</text:p>
          </table:table-cell>
          <table:table-cell table:formula="of:=LOG([.H18]/[.H19]; [.Q19]/[.Q18])" office:value-type="float" office:value="2.9953701199035" calcext:value-type="float">
            <text:p>3.00</text:p>
          </table:table-cell>
          <table:table-cell table:formula="of:=LOG([.I18]/[.I19]; [.Q19]/[.Q18])" office:value-type="float" office:value="3.00091567083407" calcext:value-type="float">
            <text:p>3.00</text:p>
          </table:table-cell>
          <table:table-cell table:number-columns-repeated="2"/>
          <table:table-cell table:formula="of:=[.A19]+1" office:value-type="float" office:value="131073" calcext:value-type="float">
            <text:p>131073</text:p>
          </table:table-cell>
          <table:table-cell table:formula="of:=2*[.A19]+1" office:value-type="float" office:value="262145" calcext:value-type="float">
            <text:p>2621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22:48:25.335147199</meta:creation-date>
    <dc:date>2021-03-07T23:19:24.838697815</dc:date>
    <meta:editing-duration>PT10M38S</meta:editing-duration>
    <meta:editing-cycles>2</meta:editing-cycles>
    <meta:generator>LibreOffice/6.4.6.2$Linux_X86_64 LibreOffice_project/40$Build-2</meta:generator>
    <meta:document-statistic meta:table-count="1" meta:cell-count="264" meta:object-count="0"/>
  </office:meta>
</office:document-meta>
</file>